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outline1">
      <style:graphic-properties fo:min-height="5.576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cm" fo:margin-bottom="0cm"/>
    </style:style>
    <style:style style:name="T1" style:family="text">
      <style:text-properties fo:color="#2b511a" style:font-name="Courier New" fo:font-size="28pt" fo:font-weight="bold" style:font-size-asian="22pt" style:font-weight-asian="bold" style:font-size-complex="22pt" style:font-weight-complex="bold"/>
    </style:style>
    <style:style style:name="T2" style:family="text">
      <style:text-properties fo:color="#95231f"/>
    </style:style>
    <style:style style:name="T3" style:family="text">
      <style:text-properties fo:color="#95231f" fo:font-size="28pt" style:font-size-asian="22pt" style:font-size-complex="22pt"/>
    </style:style>
    <style:style style:name="T4" style:family="text">
      <style:text-properties fo:color="#2b511a"/>
    </style:style>
    <style:style style:name="T5" style:family="text">
      <style:text-properties fo:color="#2b511a" style:font-name="Courier New" fo:font-size="20pt" fo:font-weight="bold" style:font-size-asian="15pt" style:font-weight-asian="bold" style:font-size-complex="15pt" style:font-weight-complex="bold"/>
    </style:style>
    <style:style style:name="T6" style:family="text">
      <style:text-properties fo:color="#2b511a" style:font-name="Courier New" fo:font-size="20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color="#000000" fo:font-size="22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color="#000000" fo:font-size="22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Object-Oriented Database Acc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General Guidelines</text:p>
          </draw:text-box>
        </draw:frame>
        <draw:frame presentation:style-name="pr4" draw:layer="layout" svg:width="25.199cm" svg:height="12.179cm" svg:x="1.201cm" svg:y="4.914cm" presentation:class="outline" presentation:user-transformed="true">
          <draw:text-box>
            <text:list text:style-name="L2">
              <text:list-item>
                <text:p>Each table is accessed only through a class whose name is descriptive of the contents:</text:p>
                <text:p>e.g. <text:span text:style-name="T1">Customer, Product, Country, Child</text:span></text:p>
              </text:list-item>
              <text:list-item>
                <text:p>The table name should be the plural of the record name:</text:p>
                <text:p>e.g.<text:span text:style-name="T2"> `</text:span><text:span text:style-name="T3">Customers`, `Products`, `Countries`, `Children`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PDO is not enough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PDO is necessary but not sufficient</text:p>
              </text:list-header>
              <text:list-item>
                <text:p>PDO does not ensure valid contents </text:p>
              </text:list-item>
              <text:list-item>
                <text:p>PDO does not ensure logical relationships between records</text:p>
              </text:list-item>
              <text:list-item>
                <text:p>INSERT or UPDATE</text:p>
              </text:list-item>
              <text:list-item>
                <text:p>SQL statements must be rewritten if the database definition change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PDO is not enoug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DO does not distinguish language dialects:</text:p>
                <text:p>MySQL INSERT field=value, ...</text:p>
                <text:p>Standard INSERT (colnames) values(values)</text:p>
              </text:list-item>
              <text:list-item>
                <text:p>PDO statements scattered all over your code make maintenance difficult</text:p>
              </text:list-item>
              <text:list-item>
                <text:p>PDO only supports SQ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Object Oriented</text:p>
          </draw:text-box>
        </draw:frame>
        <draw:frame presentation:style-name="pr4" draw:layer="layout" svg:width="25.199cm" svg:height="12.179cm" svg:x="1.201cm" svg:y="4.821cm" presentation:class="outline" presentation:user-transformed="true">
          <draw:text-box>
            <text:list text:style-name="L2">
              <text:list-header>
                <text:p text:style-name="P3"><text:span text:style-name="T4">$record </text:span><text:span text:style-name="T4"><text:tab/></text:span><text:span text:style-name="T4">= new Record(array(‘key’ =&gt; $value));</text:span></text:p>
                <text:p text:style-name="P3"><text:span text:style-name="T4">$oldvalu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 $record[fieldname];</text:span></text:p>
                <text:p text:style-name="P3"><text:span text:style-name="T4">$record[fieldname] </text:span><text:span text:style-name="T4"><text:tab/></text:span><text:span text:style-name="T4">= value;</text:span></text:p>
              </text:list-header>
              <text:list-item>
                <text:p>Assigned values are validated</text:p>
              </text:list-item>
              <text:list-item>
                <text:p>If changing one field affects other fields, changes are propagated, even to other tables</text:p>
              </text:list-item>
              <text:list-item>
                <text:p>Permit changing values of key fiel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av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$record-&gt;save();</text:span></text:p>
              </text:list-header>
              <text:list-item>
                <text:p>If the record does not already exist in the table this does an INSERT</text:p>
              </text:list-item>
              <text:list-item>
                <text:p>If it does exist this does an UPDATE of only those fields whose value has changed</text:p>
              </text:list-item>
              <text:list-item>
                <text:p>If values of key changed then old key values used to identify record to ch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Under the Cov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private $row;</text:span><text:span text:style-name="T4"><text:tab/></text:span><text:span text:style-name="T4"><text:tab/></text:span><text:span text:style-name="T4">// associative array current</text:span></text:p>
                <text:p text:style-name="P3"><text:span text:style-name="T4">private $former;</text:span><text:span text:style-name="T4"><text:tab/></text:span><text:span text:style-name="T4">// associative array original</text:span></text:p>
              </text:list-header>
              <text:list-item>
                <text:p>On save only those fields which are changed in <text:span text:style-name="T4">$record-&gt;row</text:span> are inserted into the SQL UPDATE command and the key values from <text:s/><text:span text:style-name="T4">$record-&gt;former</text:span> are used to identify the record to update</text:p>
              </text:list-item>
              <text:list-item>
                <text:p>A log record is created with before and after images, permitting backing out cha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upport for Brow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$record-&gt;toXml();</text:span></text:p>
              </text:list-header>
              <text:list-item>
                <text:p>Creates an XML document representing the contents of the record</text:p>
                <text:p><text:span text:style-name="T4">$record-&gt;toJSON();</text:span></text:p>
              </text:list-item>
              <text:list-item>
                <text:p>Creates a JSON document representing the contents of the record, which is preferable for invocation from JavaScript because it returns a JavaScript ob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ecord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ork on a Set of Records from a table:</text:p>
              </text:list-header>
              <text:list-item>
                <text:p><text:span text:style-name="T5">$countrySet</text:span><text:span text:style-name="T5"><text:tab/></text:span><text:span text:style-name="T5">= new RecordSet('Countries'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5"><text:s text:c="2"/></text:span><text:span text:style-name="T5">array(‘name’ =&gt; ‘land$’));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$blogParms</text:span><text:span text:style-name="T5"><text:tab/></text:span><text:span text:style-name="T5"><text:tab/></text:span><text:span text:style-name="T5">= array('keyvalue'</text:span><text:span text:style-name="T5"><text:tab/></text:span><text:span text:style-name="T5">=&gt; $userid,</text:span></text:p>
                <text:p text:style-name="P3"><text:span text:style-name="T5"><text:s text:c="12"/></text:span><text:span text:style-name="T5"><text:tab/></text:span><text:span text:style-name="T5"><text:tab/></text:span><text:span text:style-name="T5"><text:tab/></text:span><text:span text:style-name="T5"> <text:s/></text:span><text:span text:style-name="T5">'table'</text:span><text:span text:style-name="T5"><text:tab/></text:span><text:span text:style-name="T5"><text:tab/></text:span><text:span text:style-name="T5">=&gt; 'Users');</text:span></text:p>
                <text:p text:style-name="P3"><text:span text:style-name="T5">$bloglist</text:span><text:span text:style-name="T5"><text:tab/></text:span><text:span text:style-name="T5"><text:tab/></text:span><text:span text:style-name="T5">= new RecordSet('Blogs', $blogParms);</text:span></text:p>
                <text:p text:style-name="P3"><text:span text:style-name="T5">$blogCount</text:span><text:span text:style-name="T5"><text:tab/></text:span><text:span text:style-name="T5"><text:tab/></text:span><text:span text:style-name="T5">= $bloglist-&gt;count();</text:span></text:p>
                <text:p text:style-name="P3"><text:span text:style-name="T5">foreach($bloglist as $id =&gt; $blog) ...</text:span></text:p>
                <text:p text:style-name="P3"><text:span text:style-name="T5">$bloglist-&gt;update(array(‘blogname’ =&gt; ‘something’));</text:span></text:p>
                <text:p text:style-name="P3"><text:span text:style-name="T5">$deleted</text:span><text:span text:style-name="T5"><text:tab/></text:span><text:span text:style-name="T5"><text:tab/></text:span><text:span text:style-name="T5"><text:tab/></text:span><text:span text:style-name="T5">= $bloglist-&gt;delete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JS Load Table from Database</text:p>
          </draw:text-box>
        </draw:frame>
        <draw:frame presentation:style-name="pr4" draw:layer="layout" svg:width="24.999cm" svg:height="14.4cm" svg:x="1.401cm" svg:y="3.4cm" presentation:class="outline" presentation:user-transformed="true">
          <draw:text-box>
            <text:list text:style-name="L2">
              <text:list-header>
                <text:p text:style-name="P3"><text:span text:style-name="T6">var givenNames = null;</text:span></text:p>
                <text:p text:style-name="P3"><text:span text:style-name="T6">var options = {"timeout" <text:s text:c="3"/>: false};</text:span></text:p>
                <text:p text:style-name="P3"><text:span text:style-name="T6">if (typeof HTTP === 'function')</text:span></text:p>
                <text:p text:style-name="P3"><text:span text:style-name="T6">{ <text:s text:c="11"/>// load table from database</text:span></text:p>
                <text:p text:style-name="P3"><text:span text:style-name="T6"><text:s text:c="4"/></text:span><text:span text:style-name="T6">HTTP.get('/getRecordJson.php?table=Nicknames',</text:span></text:p>
                <text:p text:style-name="P3"><text:span text:style-name="T6"><text:s text:c="13"/></text:span><text:span text:style-name="T6">gotNicknames,</text:span></text:p>
                <text:p text:style-name="P3"><text:span text:style-name="T6"><text:s text:c="13"/></text:span><text:span text:style-name="T6">options);</text:span></text:p>
                <text:p text:style-name="P3"><text:span text:style-name="T6">} <text:s text:c="11"/>// load table from database</text:span></text:p>
                <text:p text:style-name="P3"><text:span text:style-name="T6">function gotNicknames(obj){</text:span></text:p>
                <text:p text:style-name="P3"><text:span text:style-name="T6"><text:s text:c="4"/></text:span><text:span text:style-name="T6">if (typeof(obj) == 'object')</text:span></text:p>
                <text:p text:style-name="P3"><text:span text:style-name="T6"><text:s text:c="8"/></text:span><text:span text:style-name="T6">givenNames <text:s text:c="13"/>= obj;</text:span></text:p>
                <text:p text:style-name="P3"><text:span text:style-name="T6"><text:s text:c="4"/></text:span><text:span text:style-name="T6">else</text:span></text:p>
                <text:p text:style-name="P3"><text:span text:style-name="T6"><text:s text:c="8"/></text:span><text:span text:style-name="T6">alert('CommonForm.js:gotNicknames: ');</text:span></text:p>
                <text:p text:style-name="P3"><text:span text:style-name="T6">} <text:s text:c="6"/>// function gotNicknames</text:span></text:p>
                <text:p text:style-name="P3"><text:span text:style-name="T7"/></text:p>
                <text:p text:style-name="P3"><text:span text:style-name="T8">JavaScript: The Definitive Guide, 6th Edition by David Flanagan, O'Reilly Media, Inc. ISBN: 9781449393854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Lin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jcobban/Genealogy/wiki" xlink:type="simple">https://github.com/jcobban/Genealogy/wiki</text:a></text:p>
                <text:p><text:a xlink:href="https://www.jamescobban.net/" xlink:type="simple">https://www.jamescobban.net/</text:a></text:p>
                <text:p>https://www.jamescobban.net/Articles/ObjectOrientedPHP.odp</text:p>
                <text:p>webmaster@jamescobban.ne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6:02:27.934741195</meta:creation-date>
    <meta:editing-duration>PT40M16S</meta:editing-duration>
    <meta:editing-cycles>9</meta:editing-cycles>
    <meta:generator>LibreOffice/6.0.7.3$Linux_X86_64 LibreOffice_project/00m0$Build-3</meta:generator>
    <dc:title>Blue Curve</dc:title>
    <dc:date>2019-05-30T23:05:43.198135465</dc:date>
    <meta:document-statistic meta:object-count="78"/>
  </office:meta>
</office:document-meta>
</file>